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faae" officeooo:paragraph-rsid="0018faae"/>
    </style:style>
    <style:style style:name="P2" style:family="paragraph" style:parent-style-name="Standard" style:list-style-name="L1">
      <style:text-properties officeooo:rsid="0018faae" officeooo:paragraph-rsid="0018faae"/>
    </style:style>
    <style:style style:name="P3" style:family="paragraph" style:parent-style-name="Standard" style:list-style-name="L2">
      <style:text-properties officeooo:rsid="0018faae" officeooo:paragraph-rsid="0018faae"/>
    </style:style>
    <style:style style:name="P4" style:family="paragraph" style:parent-style-name="Standard">
      <style:text-properties fo:language="ru" fo:country="RU" officeooo:rsid="0018faae" officeooo:paragraph-rsid="0018faae"/>
    </style:style>
    <style:style style:name="P5" style:family="paragraph" style:parent-style-name="Standard" style:list-style-name="L3">
      <style:text-properties fo:language="ru" fo:country="RU" officeooo:rsid="0018faae" officeooo:paragraph-rsid="0018faae"/>
    </style:style>
    <style:style style:name="P6" style:family="paragraph" style:parent-style-name="Standard">
      <style:text-properties fo:language="ru" fo:country="RU" fo:font-weight="bold" officeooo:rsid="0018faae" officeooo:paragraph-rsid="0018faae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af556" officeooo:paragraph-rsid="001af556" style:font-weight-asian="bold" style:font-weight-complex="bold"/>
    </style:style>
    <style:style style:name="P8" style:family="paragraph" style:parent-style-name="Standard">
      <style:text-properties fo:language="ru" fo:country="RU" fo:font-weight="normal" officeooo:rsid="0018faae" officeooo:paragraph-rsid="0018faae" style:font-weight-asian="normal" style:font-weight-complex="normal"/>
    </style:style>
    <style:style style:name="P9" style:family="paragraph" style:parent-style-name="Standard">
      <style:text-properties fo:language="ru" fo:country="RU" officeooo:rsid="001af556" officeooo:paragraph-rsid="001af556"/>
    </style:style>
    <style:style style:name="P10" style:family="paragraph" style:parent-style-name="Standard" style:list-style-name="L2">
      <style:text-properties fo:language="ru" fo:country="RU" officeooo:rsid="001af556" officeooo:paragraph-rsid="001af556"/>
    </style:style>
    <style:style style:name="P11" style:family="paragraph" style:parent-style-name="Standard">
      <style:text-properties fo:font-weight="bold" officeooo:rsid="0018faae" officeooo:paragraph-rsid="0018faa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f556"/>
    </style:style>
    <style:style style:name="T3" style:family="text">
      <style:text-properties fo:language="en" fo:country="US" officeooo:rsid="001bdc7b"/>
    </style:style>
    <style:style style:name="T4" style:family="text">
      <style:text-properties fo:language="en" fo:country="US" officeooo:rsid="001c1d39"/>
    </style:style>
    <style:style style:name="T5" style:family="text">
      <style:text-properties officeooo:rsid="001af556"/>
    </style:style>
    <style:style style:name="T6" style:family="text">
      <style:text-properties officeooo:rsid="001bdc7b"/>
    </style:style>
    <style:style style:name="T7" style:family="text">
      <style:text-properties officeooo:rsid="001c1d39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ходные данные</text:p>
      <text:list xml:id="list8383302084994161315" text:style-name="L1">
        <text:list-item>
          <text:p text:style-name="P2">Количество ТС</text:p>
        </text:list-item>
        <text:list-item>
          <text:p text:style-name="P2">Количество целей</text:p>
        </text:list-item>
        <text:list-item>
          <text:p text:style-name="P2">Матрица расстояний</text:p>
        </text:list-item>
        <text:list-item>
          <text:p text:style-name="P2">Список координат целей</text:p>
        </text:list-item>
        <text:list-item>
          <text:p text:style-name="P2">Список временных окон</text:p>
        </text:list-item>
      </text:list>
      <text:p text:style-name="P1"/>
      <text:list xml:id="list7896991310942034034" text:style-name="L2">
        <text:list-item>
          <text:p text:style-name="P3">Ограничения приближены к реальным ограничениям задачи доставки товаров в течение 1 дня:</text:p>
          <text:list>
            <text:list-item>
              <text:p text:style-name="P3">Временные окна — от 0900 до 2100. Мин длина — 1 час.</text:p>
            </text:list-item>
            <text:list-item>
              <text:p text:style-name="P3">Количество ТС — до 30(?)</text:p>
            </text:list-item>
            <text:list-item>
              <text:p text:style-name="P3">Количество целей — до 100(?)</text:p>
            </text:list-item>
            <text:list-item>
              <text:p text:style-name="P3">Матрица расстояний — евклидово расстояние от координат + <text:span text:style-name="T1">rand()</text:span></text:p>
            </text:list-item>
          </text:list>
        </text:list-item>
        <text:list-item>
          <text:p text:style-name="P10">Требуется минимизировать суммарное расстояние</text:p>
        </text:list-item>
      </text:list>
      <text:p text:style-name="P1"><text:span text:style-name="T1"/></text:p>
      <text:p text:style-name="P6">Основной сценарий:</text:p>
      <text:list xml:id="list5884985127664795736" text:style-name="L3">
        <text:list-item>
          <text:p text:style-name="P5">Запуск общего алгоритма (ТЛ=2 минуты) в начале дня. В результате — список путей</text:p>
        </text:list-item>
        <text:list-item>
          <text:p text:style-name="P5">В течение дня происходят следующие события <text:span text:style-name="T5">только для еще не посещённых целей</text:span>:</text:p>
          <text:list>
            <text:list-item>
              <text:p text:style-name="P5">Удаление одной цели</text:p>
            </text:list-item>
            <text:list-item>
              <text:p text:style-name="P5">Изменение одного временного окна</text:p>
            </text:list-item>
            <text:list-item>
              <text:p text:style-name="P5">Изменение расстояний для одной цели</text:p>
            </text:list-item>
          </text:list>
        </text:list-item>
      </text:list>
      <text:p text:style-name="P4"/>
      <text:p text:style-name="P6">План решения задач:</text:p>
      <text:p text:style-name="P8">1) Использование уже готовых алгоритмов: генетический и АСО</text:p>
      <text:p text:style-name="P4">2.1) Удаление одной цели.</text:p>
      <text:p text:style-name="P4"><text:tab/>Перестраиваем только маршрут, который содержал данную цель: </text:p>
      <text:p text:style-name="P4"><text:tab/><text:tab/>1. Удаляем вершину</text:p>
      <text:p text:style-name="P4"><text:tab/><text:tab/>2. Применяем оптимизации</text:p>
      <text:p text:style-name="P4">2.2 и 2.3) Изменение временного окна или расстояний для 1 цели.</text:p>
      <text:p text:style-name="P4">1. Пробуем оставить вершину в текущем пути в любом месте. Если получается, то далее применяем оптимизации для 1 пути.</text:p>
      <text:p text:style-name="P4">2. Если не получается, пробуем добавить вершину в любое место любого пути.</text:p>
      <text:p text:style-name="P9">3. Если это не получается, строим жадно + оптимизации</text:p>
      <text:p text:style-name="P9"/>
      <text:p text:style-name="P7">Оптимизации:</text:p>
      <text:p text:style-name="P9">Для 1 пути:</text:p>
      <text:p text:style-name="P9"><text:tab/>1) <text:span text:style-name="T1">[l;r] </text:span>вставить после <text:span text:style-name="T1">i. </text:span><text:span text:style-name="T4">Single String Relocation</text:span></text:p>
      <text:p text:style-name="P4"><text:span text:style-name="T2"><text:tab/>2) </text:span><text:span text:style-name="T5">Поменять местами </text:span><text:span text:style-name="T2">i </text:span><text:span text:style-name="T5">и </text:span><text:span text:style-name="T2">j. </text:span><text:span text:style-name="T4">Single String Exchange</text:span></text:p>
      <text:p text:style-name="P9">Для 2 путей:</text:p>
      <text:p text:style-name="P9"><text:span text:style-name="T1"><text:tab/></text:span><text:span text:style-name="T4">1</text:span><text:span text:style-name="T1">) </text:span>Поменять местами <text:span text:style-name="T1">[l_1, r_1] </text:span>и <text:span text:style-name="T1">[l_2, r_2]. </text:span>Длины отрезков — от <text:span text:style-name="T4">0</text:span> до 3. <text:span text:style-name="T4">String Exchange</text:span></text:p>
      <text:p text:style-name="P9"><text:tab/><text:span text:style-name="T4">2</text:span><text:span text:style-name="T3">) </text:span><text:span text:style-name="T6">Поменять местами 2 ребра разных путей. </text:span><text:span text:style-name="T4">String Cros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0:34:47.265000000</meta:creation-date>
    <meta:editing-duration>P0D</meta:editing-duration>
    <meta:editing-cycles>1</meta:editing-cycles>
    <meta:document-statistic meta:table-count="0" meta:image-count="0" meta:object-count="0" meta:page-count="1" meta:paragraph-count="35" meta:word-count="238" meta:character-count="1488" meta:non-whitespace-character-count="1284"/>
    <meta:generator>LibreOffice/4.4.1.2$Windows_x86 LibreOffice_project/45e2de17089c24a1fa810c8f975a7171ba4cd432</meta:generator>
  </office:meta>
</office:document-meta>
</file>